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4.34002"/>
          <table:table-cell office:value-type="float" office:value="1.448"/>
          <table:table-cell office:value-type="float" office:value="0.74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4148.0"/>
          <table:table-cell office:value-type="float" office:value="31397.0"/>
          <table:table-cell office:value-type="float" office:value="96434.0"/>
          <table:table-cell office:value-type="float" office:value="348100.0"/>
          <table:table-cell office:value-type="float" office:value="133424.0"/>
          <table:table-cell office:value-type="float" office:value="0.0"/>
          <table:table-cell office:value-type="float" office:value="0.0"/>
          <table:table-cell office:value-type="float" office:value="6.71705"/>
          <table:table-cell office:value-type="float" office:value="3.719"/>
          <table:table-cell office:value-type="float" office:value="3.02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3511.0"/>
          <table:table-cell office:value-type="float" office:value="146621.0"/>
          <table:table-cell office:value-type="float" office:value="96434.0"/>
          <table:table-cell office:value-type="float" office:value="348100.0"/>
          <table:table-cell office:value-type="float" office:value="133424.0"/>
          <table:table-cell office:value-type="float" office:value="0.0"/>
          <table:table-cell office:value-type="float" office:value="0.0"/>
          <table:table-cell office:value-type="float" office:value="6.28424"/>
          <table:table-cell office:value-type="float" office:value="0.79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2549.0"/>
          <table:table-cell office:value-type="float" office:value="96962.0"/>
          <table:table-cell office:value-type="float" office:value="350146.0"/>
          <table:table-cell office:value-type="float" office:value="150280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4.60652"/>
          <table:table-cell office:value-type="float" office:value="1.63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070.0"/>
          <table:table-cell office:value-type="float" office:value="23011.0"/>
          <table:table-cell office:value-type="float" office:value="96434.0"/>
          <table:table-cell office:value-type="float" office:value="348100.0"/>
          <table:table-cell office:value-type="float" office:value="133420.0"/>
          <table:table-cell office:value-type="float" office:value="0.0"/>
          <table:table-cell office:value-type="float" office:value="0.0"/>
          <table:table-cell office:value-type="float" office:value="8.7566"/>
          <table:table-cell office:value-type="float" office:value="5.852"/>
          <table:table-cell office:value-type="float" office:value="5.16"/>
          <table:table-cell office:value-type="float" office:value="1.0"/>
          <table:table-cell office:value-type="float" office:value="0.0"/>
          <table:table-cell office:value-type="float" office:value="118.0"/>
          <table:table-cell office:value-type="float" office:value="26906.0"/>
          <table:table-cell office:value-type="float" office:value="210274.0"/>
          <table:table-cell office:value-type="float" office:value="96434.0"/>
          <table:table-cell office:value-type="float" office:value="348100.0"/>
          <table:table-cell office:value-type="float" office:value="133424.0"/>
          <table:table-cell office:value-type="float" office:value="0.0"/>
          <table:table-cell office:value-type="float" office:value="0.0"/>
          <table:table-cell office:value-type="float" office:value="6.28911"/>
          <table:table-cell office:value-type="float" office:value="0.876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1.0"/>
          <table:table-cell office:value-type="float" office:value="4883.0"/>
          <table:table-cell office:value-type="float" office:value="96962.0"/>
          <table:table-cell office:value-type="float" office:value="350146.0"/>
          <table:table-cell office:value-type="float" office:value="148004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4.04414"/>
          <table:table-cell office:value-type="float" office:value="1.177"/>
          <table:table-cell office:value-type="float" office:value="0.4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311.0"/>
          <table:table-cell office:value-type="float" office:value="17397.0"/>
          <table:table-cell office:value-type="float" office:value="96434.0"/>
          <table:table-cell office:value-type="float" office:value="348098.0"/>
          <table:table-cell office:value-type="float" office:value="133408.0"/>
          <table:table-cell office:value-type="float" office:value="0.0"/>
          <table:table-cell office:value-type="float" office:value="0.0"/>
          <table:table-cell office:value-type="float" office:value="4.54632"/>
          <table:table-cell office:value-type="float" office:value="1.619"/>
          <table:table-cell office:value-type="float" office:value="0.93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3347.0"/>
          <table:table-cell office:value-type="float" office:value="35133.0"/>
          <table:table-cell office:value-type="float" office:value="96434.0"/>
          <table:table-cell office:value-type="float" office:value="348098.0"/>
          <table:table-cell office:value-type="float" office:value="133416.0"/>
          <table:table-cell office:value-type="float" office:value="0.0"/>
          <table:table-cell office:value-type="float" office:value="0.0"/>
          <table:table-cell office:value-type="float" office:value="6.50796"/>
          <table:table-cell office:value-type="float" office:value="1.039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143.0"/>
          <table:table-cell office:value-type="float" office:value="12996.0"/>
          <table:table-cell office:value-type="float" office:value="96962.0"/>
          <table:table-cell office:value-type="float" office:value="350144.0"/>
          <table:table-cell office:value-type="float" office:value="148004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4.04543"/>
          <table:table-cell office:value-type="float" office:value="1.191"/>
          <table:table-cell office:value-type="float" office:value="0.54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906.0"/>
          <table:table-cell office:value-type="float" office:value="19692.0"/>
          <table:table-cell office:value-type="float" office:value="96434.0"/>
          <table:table-cell office:value-type="float" office:value="348108.0"/>
          <table:table-cell office:value-type="float" office:value="133420.0"/>
          <table:table-cell office:value-type="float" office:value="0.0"/>
          <table:table-cell office:value-type="float" office:value="0.0"/>
          <table:table-cell office:value-type="float" office:value="4.01327"/>
          <table:table-cell office:value-type="float" office:value="1.076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445.0"/>
          <table:table-cell office:value-type="float" office:value="10544.0"/>
          <table:table-cell office:value-type="float" office:value="96434.0"/>
          <table:table-cell office:value-type="float" office:value="348108.0"/>
          <table:table-cell office:value-type="float" office:value="133424.0"/>
          <table:table-cell office:value-type="float" office:value="0.0"/>
          <table:table-cell office:value-type="float" office:value="0.0"/>
          <table:table-cell office:value-type="float" office:value="6.34523"/>
          <table:table-cell office:value-type="float" office:value="0.915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72.0"/>
          <table:table-cell office:value-type="float" office:value="4619.0"/>
          <table:table-cell office:value-type="float" office:value="96962.0"/>
          <table:table-cell office:value-type="float" office:value="350154.0"/>
          <table:table-cell office:value-type="float" office:value="148400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3.77342"/>
          <table:table-cell office:value-type="float" office:value="0.905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41.0"/>
          <table:table-cell office:value-type="float" office:value="7204.0"/>
          <table:table-cell office:value-type="float" office:value="96434.0"/>
          <table:table-cell office:value-type="float" office:value="348109.0"/>
          <table:table-cell office:value-type="float" office:value="133424.0"/>
          <table:table-cell office:value-type="float" office:value="0.0"/>
          <table:table-cell office:value-type="float" office:value="0.0"/>
          <table:table-cell office:value-type="float" office:value="3.94592"/>
          <table:table-cell office:value-type="float" office:value="1.003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445.0"/>
          <table:table-cell office:value-type="float" office:value="9603.0"/>
          <table:table-cell office:value-type="float" office:value="96434.0"/>
          <table:table-cell office:value-type="float" office:value="348109.0"/>
          <table:table-cell office:value-type="float" office:value="133420.0"/>
          <table:table-cell office:value-type="float" office:value="0.0"/>
          <table:table-cell office:value-type="float" office:value="0.0"/>
          <table:table-cell office:value-type="float" office:value="6.54574"/>
          <table:table-cell office:value-type="float" office:value="1.222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5075.0"/>
          <table:table-cell office:value-type="float" office:value="16846.0"/>
          <table:table-cell office:value-type="float" office:value="96962.0"/>
          <table:table-cell office:value-type="float" office:value="350155.0"/>
          <table:table-cell office:value-type="float" office:value="149064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3.40276"/>
          <table:table-cell office:value-type="float" office:value="0.4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364.0"/>
          <table:table-cell office:value-type="float" office:value="0.0"/>
          <table:table-cell office:value-type="float" office:value="0.0"/>
          <table:table-cell office:value-type="float" office:value="3.08423"/>
          <table:table-cell office:value-type="float" office:value="0.4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88.0"/>
          <table:table-cell office:value-type="float" office:value="0.0"/>
          <table:table-cell office:value-type="float" office:value="0.0"/>
          <table:table-cell office:value-type="float" office:value="6.3705"/>
          <table:table-cell office:value-type="float" office:value="0.6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628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3.81514"/>
          <table:table-cell office:value-type="float" office:value="0.985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711.0"/>
          <table:table-cell office:value-type="float" office:value="8072.0"/>
          <table:table-cell office:value-type="float" office:value="102370.0"/>
          <table:table-cell office:value-type="float" office:value="365373.0"/>
          <table:table-cell office:value-type="float" office:value="136232.0"/>
          <table:table-cell office:value-type="float" office:value="0.0"/>
          <table:table-cell office:value-type="float" office:value="0.0"/>
          <table:table-cell office:value-type="float" office:value="3.49495"/>
          <table:table-cell office:value-type="float" office:value="1.003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46.0"/>
          <table:table-cell office:value-type="float" office:value="13073.0"/>
          <table:table-cell office:value-type="float" office:value="102370.0"/>
          <table:table-cell office:value-type="float" office:value="365373.0"/>
          <table:table-cell office:value-type="float" office:value="136232.0"/>
          <table:table-cell office:value-type="float" office:value="0.0"/>
          <table:table-cell office:value-type="float" office:value="0.0"/>
          <table:table-cell office:value-type="float" office:value="6.82582"/>
          <table:table-cell office:value-type="float" office:value="0.938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10.0"/>
          <table:table-cell office:value-type="float" office:value="6745.0"/>
          <table:table-cell office:value-type="float" office:value="102898.0"/>
          <table:table-cell office:value-type="float" office:value="367419.0"/>
          <table:table-cell office:value-type="float" office:value="150292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.77403"/>
          <table:table-cell office:value-type="float" office:value="0.882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71.0"/>
          <table:table-cell office:value-type="float" office:value="4739.0"/>
          <table:table-cell office:value-type="float" office:value="102370.0"/>
          <table:table-cell office:value-type="float" office:value="365383.0"/>
          <table:table-cell office:value-type="float" office:value="136232.0"/>
          <table:table-cell office:value-type="float" office:value="0.0"/>
          <table:table-cell office:value-type="float" office:value="0.0"/>
          <table:table-cell office:value-type="float" office:value="3.40892"/>
          <table:table-cell office:value-type="float" office:value="0.914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46.0"/>
          <table:table-cell office:value-type="float" office:value="9091.0"/>
          <table:table-cell office:value-type="float" office:value="102370.0"/>
          <table:table-cell office:value-type="float" office:value="365383.0"/>
          <table:table-cell office:value-type="float" office:value="136232.0"/>
          <table:table-cell office:value-type="float" office:value="0.0"/>
          <table:table-cell office:value-type="float" office:value="0.0"/>
          <table:table-cell office:value-type="float" office:value="6.94153"/>
          <table:table-cell office:value-type="float" office:value="1.016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267.0"/>
          <table:table-cell office:value-type="float" office:value="9846.0"/>
          <table:table-cell office:value-type="float" office:value="102898.0"/>
          <table:table-cell office:value-type="float" office:value="367429.0"/>
          <table:table-cell office:value-type="float" office:value="149704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3.71733"/>
          <table:table-cell office:value-type="float" office:value="0.894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37.0"/>
          <table:table-cell office:value-type="float" office:value="9295.0"/>
          <table:table-cell office:value-type="float" office:value="102370.0"/>
          <table:table-cell office:value-type="float" office:value="365392.0"/>
          <table:table-cell office:value-type="float" office:value="136232.0"/>
          <table:table-cell office:value-type="float" office:value="0.0"/>
          <table:table-cell office:value-type="float" office:value="0.0"/>
          <table:table-cell office:value-type="float" office:value="4.13505"/>
          <table:table-cell office:value-type="float" office:value="1.164"/>
          <table:table-cell office:value-type="float" office:value="0.47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513.0"/>
          <table:table-cell office:value-type="float" office:value="21127.0"/>
          <table:table-cell office:value-type="float" office:value="102370.0"/>
          <table:table-cell office:value-type="float" office:value="365392.0"/>
          <table:table-cell office:value-type="float" office:value="136232.0"/>
          <table:table-cell office:value-type="float" office:value="0.0"/>
          <table:table-cell office:value-type="float" office:value="0.0"/>
          <table:table-cell office:value-type="float" office:value="6.81704"/>
          <table:table-cell office:value-type="float" office:value="0.837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73.0"/>
          <table:table-cell office:value-type="float" office:value="3866.0"/>
          <table:table-cell office:value-type="float" office:value="102898.0"/>
          <table:table-cell office:value-type="float" office:value="367438.0"/>
          <table:table-cell office:value-type="float" office:value="150292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3.36354"/>
          <table:table-cell office:value-type="float" office:value="0.5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3.03036"/>
          <table:table-cell office:value-type="float" office:value="0.4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88.0"/>
          <table:table-cell office:value-type="float" office:value="0.0"/>
          <table:table-cell office:value-type="float" office:value="0.0"/>
          <table:table-cell office:value-type="float" office:value="6.47648"/>
          <table:table-cell office:value-type="float" office:value="0.5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628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3.22292"/>
          <table:table-cell office:value-type="float" office:value="0.795"/>
          <table:table-cell office:value-type="float" office:value="0.56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995.0"/>
          <table:table-cell office:value-type="float" office:value="21688.0"/>
          <table:table-cell office:value-type="float" office:value="35730.0"/>
          <table:table-cell office:value-type="float" office:value="130115.0"/>
          <table:table-cell office:value-type="float" office:value="126472.0"/>
          <table:table-cell office:value-type="float" office:value="0.0"/>
          <table:table-cell office:value-type="float" office:value="0.0"/>
          <table:table-cell office:value-type="float" office:value="4.37714"/>
          <table:table-cell office:value-type="float" office:value="1.957"/>
          <table:table-cell office:value-type="float" office:value="1.72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418.0"/>
          <table:table-cell office:value-type="float" office:value="61534.0"/>
          <table:table-cell office:value-type="float" office:value="35730.0"/>
          <table:table-cell office:value-type="float" office:value="13011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3.57161"/>
          <table:table-cell office:value-type="float" office:value="0.30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655.0"/>
          <table:table-cell office:value-type="float" office:value="35968.0"/>
          <table:table-cell office:value-type="float" office:value="131047.0"/>
          <table:table-cell office:value-type="float" office:value="132092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3.764"/>
          <table:table-cell office:value-type="float" office:value="1.351"/>
          <table:table-cell office:value-type="float" office:value="1.11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7915.0"/>
          <table:table-cell office:value-type="float" office:value="30999.0"/>
          <table:table-cell office:value-type="float" office:value="35730.0"/>
          <table:table-cell office:value-type="float" office:value="130115.0"/>
          <table:table-cell office:value-type="float" office:value="127760.0"/>
          <table:table-cell office:value-type="float" office:value="0.0"/>
          <table:table-cell office:value-type="float" office:value="0.0"/>
          <table:table-cell office:value-type="float" office:value="3.16641"/>
          <table:table-cell office:value-type="float" office:value="0.833"/>
          <table:table-cell office:value-type="float" office:value="0.57"/>
          <table:table-cell office:value-type="float" office:value="1.0"/>
          <table:table-cell office:value-type="float" office:value="0.0"/>
          <table:table-cell office:value-type="float" office:value="22.0"/>
          <table:table-cell office:value-type="float" office:value="4188.0"/>
          <table:table-cell office:value-type="float" office:value="21583.0"/>
          <table:table-cell office:value-type="float" office:value="35730.0"/>
          <table:table-cell office:value-type="float" office:value="130115.0"/>
          <table:table-cell office:value-type="float" office:value="127280.0"/>
          <table:table-cell office:value-type="float" office:value="0.0"/>
          <table:table-cell office:value-type="float" office:value="0.0"/>
          <table:table-cell office:value-type="float" office:value="3.69554"/>
          <table:table-cell office:value-type="float" office:value="0.33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34.0"/>
          <table:table-cell office:value-type="float" office:value="35968.0"/>
          <table:table-cell office:value-type="float" office:value="131047.0"/>
          <table:table-cell office:value-type="float" office:value="133336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86477"/>
          <table:table-cell office:value-type="float" office:value="0.571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474.0"/>
          <table:table-cell office:value-type="float" office:value="10782.0"/>
          <table:table-cell office:value-type="float" office:value="35730.0"/>
          <table:table-cell office:value-type="float" office:value="130115.0"/>
          <table:table-cell office:value-type="float" office:value="126728.0"/>
          <table:table-cell office:value-type="float" office:value="0.0"/>
          <table:table-cell office:value-type="float" office:value="0.0"/>
          <table:table-cell office:value-type="float" office:value="2.95681"/>
          <table:table-cell office:value-type="float" office:value="0.505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816.0"/>
          <table:table-cell office:value-type="float" office:value="9767.0"/>
          <table:table-cell office:value-type="float" office:value="35730.0"/>
          <table:table-cell office:value-type="float" office:value="130115.0"/>
          <table:table-cell office:value-type="float" office:value="127276.0"/>
          <table:table-cell office:value-type="float" office:value="0.0"/>
          <table:table-cell office:value-type="float" office:value="0.0"/>
          <table:table-cell office:value-type="float" office:value="3.66256"/>
          <table:table-cell office:value-type="float" office:value="0.35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11.0"/>
          <table:table-cell office:value-type="float" office:value="35968.0"/>
          <table:table-cell office:value-type="float" office:value="131047.0"/>
          <table:table-cell office:value-type="float" office:value="133604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3.81034"/>
          <table:table-cell office:value-type="float" office:value="1.546"/>
          <table:table-cell office:value-type="float" office:value="1.26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9518.0"/>
          <table:table-cell office:value-type="float" office:value="49110.0"/>
          <table:table-cell office:value-type="float" office:value="35730.0"/>
          <table:table-cell office:value-type="float" office:value="130115.0"/>
          <table:table-cell office:value-type="float" office:value="126992.0"/>
          <table:table-cell office:value-type="float" office:value="0.0"/>
          <table:table-cell office:value-type="float" office:value="0.0"/>
          <table:table-cell office:value-type="float" office:value="3.28445"/>
          <table:table-cell office:value-type="float" office:value="0.921"/>
          <table:table-cell office:value-type="float" office:value="0.65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5606.0"/>
          <table:table-cell office:value-type="float" office:value="32604.0"/>
          <table:table-cell office:value-type="float" office:value="35730.0"/>
          <table:table-cell office:value-type="float" office:value="130115.0"/>
          <table:table-cell office:value-type="float" office:value="149388.0"/>
          <table:table-cell office:value-type="float" office:value="0.0"/>
          <table:table-cell office:value-type="float" office:value="0.0"/>
          <table:table-cell office:value-type="float" office:value="3.61321"/>
          <table:table-cell office:value-type="float" office:value="0.3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34.0"/>
          <table:table-cell office:value-type="float" office:value="35968.0"/>
          <table:table-cell office:value-type="float" office:value="131047.0"/>
          <table:table-cell office:value-type="float" office:value="131828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.95216"/>
          <table:table-cell office:value-type="float" office:value="0.647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337.0"/>
          <table:table-cell office:value-type="float" office:value="7099.0"/>
          <table:table-cell office:value-type="float" office:value="35730.0"/>
          <table:table-cell office:value-type="float" office:value="130115.0"/>
          <table:table-cell office:value-type="float" office:value="126472.0"/>
          <table:table-cell office:value-type="float" office:value="0.0"/>
          <table:table-cell office:value-type="float" office:value="0.0"/>
          <table:table-cell office:value-type="float" office:value="3.6533"/>
          <table:table-cell office:value-type="float" office:value="1.256"/>
          <table:table-cell office:value-type="float" office:value="0.98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8548.0"/>
          <table:table-cell office:value-type="float" office:value="35881.0"/>
          <table:table-cell office:value-type="float" office:value="35730.0"/>
          <table:table-cell office:value-type="float" office:value="130115.0"/>
          <table:table-cell office:value-type="float" office:value="126472.0"/>
          <table:table-cell office:value-type="float" office:value="0.0"/>
          <table:table-cell office:value-type="float" office:value="0.0"/>
          <table:table-cell office:value-type="float" office:value="3.77109"/>
          <table:table-cell office:value-type="float" office:value="0.28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5.0"/>
          <table:table-cell office:value-type="float" office:value="35968.0"/>
          <table:table-cell office:value-type="float" office:value="131047.0"/>
          <table:table-cell office:value-type="float" office:value="132416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4.11725"/>
          <table:table-cell office:value-type="float" office:value="1.197"/>
          <table:table-cell office:value-type="float" office:value="0.57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383.0"/>
          <table:table-cell office:value-type="float" office:value="26431.0"/>
          <table:table-cell office:value-type="float" office:value="91942.0"/>
          <table:table-cell office:value-type="float" office:value="333849.0"/>
          <table:table-cell office:value-type="float" office:value="129484.0"/>
          <table:table-cell office:value-type="float" office:value="0.0"/>
          <table:table-cell office:value-type="float" office:value="0.0"/>
          <table:table-cell office:value-type="float" office:value="3.30518"/>
          <table:table-cell office:value-type="float" office:value="0.73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73.0"/>
          <table:table-cell office:value-type="float" office:value="5968.0"/>
          <table:table-cell office:value-type="float" office:value="91942.0"/>
          <table:table-cell office:value-type="float" office:value="333849.0"/>
          <table:table-cell office:value-type="float" office:value="134368.0"/>
          <table:table-cell office:value-type="float" office:value="0.0"/>
          <table:table-cell office:value-type="float" office:value="0.0"/>
          <table:table-cell office:value-type="float" office:value="6.93875"/>
          <table:table-cell office:value-type="float" office:value="1.026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87.0"/>
          <table:table-cell office:value-type="float" office:value="20504.0"/>
          <table:table-cell office:value-type="float" office:value="92470.0"/>
          <table:table-cell office:value-type="float" office:value="335895.0"/>
          <table:table-cell office:value-type="float" office:value="148396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4.08992"/>
          <table:table-cell office:value-type="float" office:value="1.082"/>
          <table:table-cell office:value-type="float" office:value="0.42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922.0"/>
          <table:table-cell office:value-type="float" office:value="21116.0"/>
          <table:table-cell office:value-type="float" office:value="91942.0"/>
          <table:table-cell office:value-type="float" office:value="333848.0"/>
          <table:table-cell office:value-type="float" office:value="129484.0"/>
          <table:table-cell office:value-type="float" office:value="0.0"/>
          <table:table-cell office:value-type="float" office:value="0.0"/>
          <table:table-cell office:value-type="float" office:value="3.53015"/>
          <table:table-cell office:value-type="float" office:value="0.899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562.0"/>
          <table:table-cell office:value-type="float" office:value="13893.0"/>
          <table:table-cell office:value-type="float" office:value="91942.0"/>
          <table:table-cell office:value-type="float" office:value="333848.0"/>
          <table:table-cell office:value-type="float" office:value="129480.0"/>
          <table:table-cell office:value-type="float" office:value="0.0"/>
          <table:table-cell office:value-type="float" office:value="0.0"/>
          <table:table-cell office:value-type="float" office:value="6.5187"/>
          <table:table-cell office:value-type="float" office:value="0.78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20.0"/>
          <table:table-cell office:value-type="float" office:value="5118.0"/>
          <table:table-cell office:value-type="float" office:value="92470.0"/>
          <table:table-cell office:value-type="float" office:value="335894.0"/>
          <table:table-cell office:value-type="float" office:value="149060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6.01798"/>
          <table:table-cell office:value-type="float" office:value="2.205"/>
          <table:table-cell office:value-type="float" office:value="1.14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335.0"/>
          <table:table-cell office:value-type="float" office:value="34906.0"/>
          <table:table-cell office:value-type="float" office:value="91942.0"/>
          <table:table-cell office:value-type="float" office:value="333848.0"/>
          <table:table-cell office:value-type="float" office:value="129480.0"/>
          <table:table-cell office:value-type="float" office:value="0.0"/>
          <table:table-cell office:value-type="float" office:value="0.0"/>
          <table:table-cell office:value-type="float" office:value="7.26078"/>
          <table:table-cell office:value-type="float" office:value="4.541"/>
          <table:table-cell office:value-type="float" office:value="3.84"/>
          <table:table-cell office:value-type="float" office:value="1.0"/>
          <table:table-cell office:value-type="float" office:value="0.0"/>
          <table:table-cell office:value-type="float" office:value="83.0"/>
          <table:table-cell office:value-type="float" office:value="19091.0"/>
          <table:table-cell office:value-type="float" office:value="136230.0"/>
          <table:table-cell office:value-type="float" office:value="91942.0"/>
          <table:table-cell office:value-type="float" office:value="333848.0"/>
          <table:table-cell office:value-type="float" office:value="129480.0"/>
          <table:table-cell office:value-type="float" office:value="0.0"/>
          <table:table-cell office:value-type="float" office:value="0.0"/>
          <table:table-cell office:value-type="float" office:value="6.22569"/>
          <table:table-cell office:value-type="float" office:value="0.907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763.0"/>
          <table:table-cell office:value-type="float" office:value="18657.0"/>
          <table:table-cell office:value-type="float" office:value="92470.0"/>
          <table:table-cell office:value-type="float" office:value="335894.0"/>
          <table:table-cell office:value-type="float" office:value="148396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8.56591"/>
          <table:table-cell office:value-type="float" office:value="5.494"/>
          <table:table-cell office:value-type="float" office:value="4.89"/>
          <table:table-cell office:value-type="float" office:value="0.0"/>
          <table:table-cell office:value-type="float" office:value="0.0"/>
          <table:table-cell office:value-type="float" office:value="121.0"/>
          <table:table-cell office:value-type="float" office:value="30679.0"/>
          <table:table-cell office:value-type="float" office:value="182052.0"/>
          <table:table-cell office:value-type="float" office:value="91942.0"/>
          <table:table-cell office:value-type="float" office:value="333848.0"/>
          <table:table-cell office:value-type="float" office:value="149260.0"/>
          <table:table-cell office:value-type="float" office:value="0.0"/>
          <table:table-cell office:value-type="float" office:value="0.0"/>
          <table:table-cell office:value-type="float" office:value="4.46428"/>
          <table:table-cell office:value-type="float" office:value="1.701"/>
          <table:table-cell office:value-type="float" office:value="1.04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810.0"/>
          <table:table-cell office:value-type="float" office:value="37658.0"/>
          <table:table-cell office:value-type="float" office:value="91942.0"/>
          <table:table-cell office:value-type="float" office:value="333848.0"/>
          <table:table-cell office:value-type="float" office:value="129480.0"/>
          <table:table-cell office:value-type="float" office:value="0.0"/>
          <table:table-cell office:value-type="float" office:value="0.0"/>
          <table:table-cell office:value-type="float" office:value="6.14463"/>
          <table:table-cell office:value-type="float" office:value="0.807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668.0"/>
          <table:table-cell office:value-type="float" office:value="11962.0"/>
          <table:table-cell office:value-type="float" office:value="92470.0"/>
          <table:table-cell office:value-type="float" office:value="335894.0"/>
          <table:table-cell office:value-type="float" office:value="148396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4.53806"/>
          <table:table-cell office:value-type="float" office:value="1.569"/>
          <table:table-cell office:value-type="float" office:value="0.94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572.0"/>
          <table:table-cell office:value-type="float" office:value="30041.0"/>
          <table:table-cell office:value-type="float" office:value="91942.0"/>
          <table:table-cell office:value-type="float" office:value="333850.0"/>
          <table:table-cell office:value-type="float" office:value="129484.0"/>
          <table:table-cell office:value-type="float" office:value="0.0"/>
          <table:table-cell office:value-type="float" office:value="0.0"/>
          <table:table-cell office:value-type="float" office:value="3.4664"/>
          <table:table-cell office:value-type="float" office:value="0.803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28.0"/>
          <table:table-cell office:value-type="float" office:value="14747.0"/>
          <table:table-cell office:value-type="float" office:value="91942.0"/>
          <table:table-cell office:value-type="float" office:value="333850.0"/>
          <table:table-cell office:value-type="float" office:value="129480.0"/>
          <table:table-cell office:value-type="float" office:value="0.0"/>
          <table:table-cell office:value-type="float" office:value="0.0"/>
          <table:table-cell office:value-type="float" office:value="8.13562"/>
          <table:table-cell office:value-type="float" office:value="2.939"/>
          <table:table-cell office:value-type="float" office:value="2.29"/>
          <table:table-cell office:value-type="float" office:value="1.0"/>
          <table:table-cell office:value-type="float" office:value="0.0"/>
          <table:table-cell office:value-type="float" office:value="60.0"/>
          <table:table-cell office:value-type="float" office:value="14810.0"/>
          <table:table-cell office:value-type="float" office:value="111198.0"/>
          <table:table-cell office:value-type="float" office:value="92470.0"/>
          <table:table-cell office:value-type="float" office:value="335896.0"/>
          <table:table-cell office:value-type="float" office:value="149888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16543"/>
          <table:table-cell office:value-type="float" office:value="0.148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63.0"/>
          <table:table-cell office:value-type="float" office:value="4467.0"/>
          <table:table-cell office:value-type="float" office:value="12002.0"/>
          <table:table-cell office:value-type="float" office:value="44000.0"/>
          <table:table-cell office:value-type="float" office:value="127664.0"/>
          <table:table-cell office:value-type="float" office:value="0.0"/>
          <table:table-cell office:value-type="float" office:value="0.0"/>
          <table:table-cell office:value-type="float" office:value="1.94617"/>
          <table:table-cell office:value-type="float" office:value="0.14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0.0"/>
          <table:table-cell office:value-type="float" office:value="1810.0"/>
          <table:table-cell office:value-type="float" office:value="12002.0"/>
          <table:table-cell office:value-type="float" office:value="44000.0"/>
          <table:table-cell office:value-type="float" office:value="125456.0"/>
          <table:table-cell office:value-type="float" office:value="0.0"/>
          <table:table-cell office:value-type="float" office:value="0.0"/>
          <table:table-cell office:value-type="float" office:value="2.29796"/>
          <table:table-cell office:value-type="float" office:value="0.09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12096.0"/>
          <table:table-cell office:value-type="float" office:value="44369.0"/>
          <table:table-cell office:value-type="float" office:value="129608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674"/>
          <table:table-cell office:value-type="float" office:value="0.531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978.0"/>
          <table:table-cell office:value-type="float" office:value="7575.0"/>
          <table:table-cell office:value-type="float" office:value="12002.0"/>
          <table:table-cell office:value-type="float" office:value="440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99017"/>
          <table:table-cell office:value-type="float" office:value="0.15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38.0"/>
          <table:table-cell office:value-type="float" office:value="2007.0"/>
          <table:table-cell office:value-type="float" office:value="12002.0"/>
          <table:table-cell office:value-type="float" office:value="440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2.32818"/>
          <table:table-cell office:value-type="float" office:value="0.1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2.0"/>
          <table:table-cell office:value-type="float" office:value="12096.0"/>
          <table:table-cell office:value-type="float" office:value="44369.0"/>
          <table:table-cell office:value-type="float" office:value="149260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10542"/>
          <table:table-cell office:value-type="float" office:value="0.1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408.0"/>
          <table:table-cell office:value-type="float" office:value="12002.0"/>
          <table:table-cell office:value-type="float" office:value="44000.0"/>
          <table:table-cell office:value-type="float" office:value="122992.0"/>
          <table:table-cell office:value-type="float" office:value="0.0"/>
          <table:table-cell office:value-type="float" office:value="0.0"/>
          <table:table-cell office:value-type="float" office:value="1.96851"/>
          <table:table-cell office:value-type="float" office:value="0.12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183.0"/>
          <table:table-cell office:value-type="float" office:value="12002.0"/>
          <table:table-cell office:value-type="float" office:value="44000.0"/>
          <table:table-cell office:value-type="float" office:value="124424.0"/>
          <table:table-cell office:value-type="float" office:value="0.0"/>
          <table:table-cell office:value-type="float" office:value="0.0"/>
          <table:table-cell office:value-type="float" office:value="2.32687"/>
          <table:table-cell office:value-type="float" office:value="0.1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12096.0"/>
          <table:table-cell office:value-type="float" office:value="44369.0"/>
          <table:table-cell office:value-type="float" office:value="129476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07659"/>
          <table:table-cell office:value-type="float" office:value="0.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60.0"/>
          <table:table-cell office:value-type="float" office:value="12002.0"/>
          <table:table-cell office:value-type="float" office:value="44000.0"/>
          <table:table-cell office:value-type="float" office:value="127152.0"/>
          <table:table-cell office:value-type="float" office:value="0.0"/>
          <table:table-cell office:value-type="float" office:value="0.0"/>
          <table:table-cell office:value-type="float" office:value="1.92783"/>
          <table:table-cell office:value-type="float" office:value="0.1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762.0"/>
          <table:table-cell office:value-type="float" office:value="12002.0"/>
          <table:table-cell office:value-type="float" office:value="44000.0"/>
          <table:table-cell office:value-type="float" office:value="126376.0"/>
          <table:table-cell office:value-type="float" office:value="0.0"/>
          <table:table-cell office:value-type="float" office:value="0.0"/>
          <table:table-cell office:value-type="float" office:value="2.30905"/>
          <table:table-cell office:value-type="float" office:value="0.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5.0"/>
          <table:table-cell office:value-type="float" office:value="12096.0"/>
          <table:table-cell office:value-type="float" office:value="44369.0"/>
          <table:table-cell office:value-type="float" office:value="128884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11215"/>
          <table:table-cell office:value-type="float" office:value="0.12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80.0"/>
          <table:table-cell office:value-type="float" office:value="2014.0"/>
          <table:table-cell office:value-type="float" office:value="12002.0"/>
          <table:table-cell office:value-type="float" office:value="4400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94039"/>
          <table:table-cell office:value-type="float" office:value="0.08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361.0"/>
          <table:table-cell office:value-type="float" office:value="12002.0"/>
          <table:table-cell office:value-type="float" office:value="44000.0"/>
          <table:table-cell office:value-type="float" office:value="127152.0"/>
          <table:table-cell office:value-type="float" office:value="0.0"/>
          <table:table-cell office:value-type="float" office:value="0.0"/>
          <table:table-cell office:value-type="float" office:value="2.28962"/>
          <table:table-cell office:value-type="float" office:value="0.1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12096.0"/>
          <table:table-cell office:value-type="float" office:value="44369.0"/>
          <table:table-cell office:value-type="float" office:value="128752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SUM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SUM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SUM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